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8.992cm"/>
    </style:style>
    <style:style style:name="co12" style:family="table-column">
      <style:table-column-properties fo:break-before="auto" style:column-width="6.696cm"/>
    </style:style>
    <style:style style:name="co13" style:family="table-column">
      <style:table-column-properties fo:break-before="auto" style:column-width="6.50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22.005cm"/>
    </style:style>
    <style:style style:name="co16" style:family="table-column">
      <style:table-column-properties fo:break-before="auto" style:column-width="16.921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style:text-position=""/>
    </style:style>
    <style:style style:name="ce6" style:family="table-cell" style:parent-style-name="Default">
      <style:text-properties fo:color="#dc2300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style:text-position="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ource" table:style-name="ta1" table:print="false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row table:style-name="ro1">
          <table:table-cell/>
          <table:table-cell table:number-columns-repeated="2" office:value-type="string">
            <text:p>langue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ype</text:p>
          </table:table-cell>
          <table:table-cell office:value-type="string">
            <text:p>BE descr</text:p>
          </table:table-cell>
          <table:table-cell office:value-type="string">
            <text:p>éditable</text:p>
          </table:table-cell>
          <table:table-cell office:value-type="string">
            <text:p>module ID</text:p>
          </table:table-cell>
          <table:table-cell office:value-type="string">
            <text:p>isRichText</text:p>
          </table:table-cell>
        </table:table-row>
        <table:table-row table:style-name="ro2">
          <table:table-cell office:value-type="string">
            <text:p>site_label_XXXXX</text:p>
          </table:table-cell>
          <table:table-cell office:value-type="string">
            <text:p>Nomsite</text:p>
          </table:table-cell>
          <table:table-cell/>
          <table:table-cell office:value-type="string">
            <text:p>client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rror_system_admin</text:p>
          </table:table-cell>
          <table:table-cell table:style-name="ce8" office:value-type="string">
            <text:p>Une erreur système s'est produit lors de la connexion. Merci de contacter un administrateur.</text:p>
          </table:table-cell>
          <table:table-cell table:style-name="ce8" office:value-type="string">
            <text:p>A system error occurs. Please, contact an administrator.</text:p>
          </table:table-cell>
          <table:table-cell office:value-type="string">
            <text:p>cible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table:style-name="ce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number-columns-repeated="2" table:style-name="ce8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9"/>
          <table:table-cell table:style-name="ce8"/>
          <table:table-cell table:number-columns-repeated="5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>
          <table:table-cell/>
          <table:table-cell table:number-columns-repeated="2" table:style-name="ce8"/>
          <table:table-cell table:number-columns-repeated="5"/>
        </table:table-row>
        <table:table-row table:style-name="ro1">
          <table:table-cell/>
          <table:table-cell table:number-columns-repeated="2" table:style-name="ce8"/>
          <table:table-cell table:number-columns-repeated="5"/>
        </table:table-row>
        <table:table-row table:style-name="ro1">
          <table:table-cell/>
          <table:table-cell table:number-columns-repeated="2" table:style-name="ce8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104849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sultat" table:style-name="ta1" table:print="false"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1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XXXXX', 1, &quot;Nomsite&quot;, &quot;client&quot;, &quot;&quot;, 0, 0, 1),">
            <text:p>('site_label_XXXXX', 1, "Nomsite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XXXXX', 2, &quot;&quot;, &quot;client&quot;, &quot;&quot;, 0, 0, 1),">
            <text:p>('site_label_XXXXX', 2, "", "client", "", 0, 0, 1),</text:p>
          </table:table-cell>
        </table:table-row>
        <table:table-row table:style-name="ro1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>
            <text:p>('error_system_admin', 2, "A system error occurs. Please, contact an administrator.", "cible", "", 0, 0, 0),</text:p>
          </table:table-cell>
        </table:table-row>
        <table:table-row table:style-name="ro1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>
            <text:p>('', 2, "", "", "", , , ),</text:p>
          </table:table-cell>
        </table:table-row>
        <table:table-row table:style-name="ro1" table:number-rows-repeated="104850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5"/>
        <table:table-column table:style-name="co9" table:default-cell-style-name="Default"/>
        <table:table-column table:style-name="co10" table:default-cell-style-name="Default"/>
        <table:table-column table:style-name="co6" table:default-cell-style-name="ce5"/>
        <table:table-column table:style-name="co11" table:default-cell-style-name="Default"/>
        <table:table-row table:style-name="ro2">
          <table:table-cell table:style-name="ce3" office:value-type="string">
            <text:p>Point </text:p>
          </table:table-cell>
          <table:table-cell table:style-name="ce3" office:value-type="string">
            <text:p>Pixel</text:p>
          </table:table-cell>
          <table:table-cell table:style-name="ce4" office:value-type="string">
            <text:p>Valeur (pt)</text:p>
          </table:table-cell>
          <table:table-cell table:style-name="ce6" office:value-type="string">
            <text:p>Point → pixel</text:p>
          </table:table-cell>
          <table:table-cell table:style-name="ce3" office:value-type="string">
            <text:p>Valeur de base (px)</text:p>
          </table:table-cell>
          <table:table-cell table:style-name="ce4" office:value-type="string">
            <text:p>Valeur (px)</text:p>
          </table:table-cell>
          <table:table-cell table:style-name="ce6" office:value-type="string">
            <text:p>Pixel → e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333333">
            <text:p>1,333333</text:p>
          </table:table-cell>
          <table:table-cell office:value-type="float" office:value="11">
            <text:p>11</text:p>
          </table:table-cell>
          <table:table-cell table:formula="of:=&quot;font-size: &quot; &amp;[.$B$2]*[.C2]&amp;&quot;px;&quot;" office:value-type="string" office:string-value="font-size: 14,666663px;">
            <text:p>font-size: 14,666663px;</text:p>
          </table:table-cell>
          <table:table-cell table:style-name="ce7" office:value-type="float" office:value="14">
            <text:p>14</text:p>
          </table:table-cell>
          <table:table-cell office:value-type="float" office:value="11">
            <text:p>11</text:p>
          </table:table-cell>
          <table:table-cell table:formula="of:=&quot;font-size: &quot; &amp;TRUNC([.F2]/[.$E$2];5)&amp;&quot;em;&quot;" office:value-type="string" office:string-value="font-size: 0,78571em;">
            <text:p>font-size: 0,78571em;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&quot;font-size: &quot; &amp;[.$B$2]*[.C3]&amp;&quot;px;&quot;" office:value-type="string" office:string-value="font-size: 15,999996px;">
            <text:p>font-size: 15,999996px;</text:p>
          </table:table-cell>
          <table:table-cell/>
          <table:table-cell office:value-type="float" office:value="12">
            <text:p>12</text:p>
          </table:table-cell>
          <table:table-cell table:formula="of:=&quot;font-size: &quot; &amp;TRUNC([.F3]/[.$E$2];5)&amp;&quot;em;&quot;" office:value-type="string" office:string-value="font-size: 0,85714em;">
            <text:p>font-size: 0,85714em;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&quot;font-size: &quot; &amp;[.$B$2]*[.C4]&amp;&quot;px;&quot;" office:value-type="string" office:string-value="font-size: 17,333329px;">
            <text:p>font-size: 17,333329px;</text:p>
          </table:table-cell>
          <table:table-cell/>
          <table:table-cell office:value-type="float" office:value="13">
            <text:p>13</text:p>
          </table:table-cell>
          <table:table-cell table:formula="of:=&quot;font-size: &quot; &amp;TRUNC([.F4]/[.$E$2];5)&amp;&quot;em;&quot;" office:value-type="string" office:string-value="font-size: 0,92857em;">
            <text:p>font-size: 0,92857em;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&quot;font-size: &quot; &amp;[.$B$2]*[.C5]&amp;&quot;px;&quot;" office:value-type="string" office:string-value="font-size: 18,666662px;">
            <text:p>font-size: 18,666662px;</text:p>
          </table:table-cell>
          <table:table-cell/>
          <table:table-cell office:value-type="float" office:value="14">
            <text:p>14</text:p>
          </table:table-cell>
          <table:table-cell table:formula="of:=&quot;font-size: &quot; &amp;TRUNC([.F5]/[.$E$2];5)&amp;&quot;em;&quot;" office:value-type="string" office:string-value="font-size: 1em;">
            <text:p>font-size: 1em;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&quot;font-size: &quot; &amp;[.$B$2]*[.C6]&amp;&quot;px;&quot;" office:value-type="string" office:string-value="font-size: 19,999995px;">
            <text:p>font-size: 19,999995px;</text:p>
          </table:table-cell>
          <table:table-cell/>
          <table:table-cell office:value-type="float" office:value="15">
            <text:p>15</text:p>
          </table:table-cell>
          <table:table-cell table:formula="of:=&quot;font-size: &quot; &amp;TRUNC([.F6]/[.$E$2];5)&amp;&quot;em;&quot;" office:value-type="string" office:string-value="font-size: 1,07142em;">
            <text:p>font-size: 1,07142em;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&quot;font-size: &quot; &amp;[.$B$2]*[.C7]&amp;&quot;px;&quot;" office:value-type="string" office:string-value="font-size: 21,333328px;">
            <text:p>font-size: 21,333328px;</text:p>
          </table:table-cell>
          <table:table-cell/>
          <table:table-cell office:value-type="float" office:value="16">
            <text:p>16</text:p>
          </table:table-cell>
          <table:table-cell table:formula="of:=&quot;font-size: &quot; &amp;TRUNC([.F7]/[.$E$2];5)&amp;&quot;em;&quot;" office:value-type="string" office:string-value="font-size: 1,14285em;">
            <text:p>font-size: 1,14285em;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&quot;font-size: &quot; &amp;[.$B$2]*[.C8]&amp;&quot;px;&quot;" office:value-type="string" office:string-value="font-size: 22,666661px;">
            <text:p>font-size: 22,666661px;</text:p>
          </table:table-cell>
          <table:table-cell/>
          <table:table-cell office:value-type="float" office:value="17">
            <text:p>17</text:p>
          </table:table-cell>
          <table:table-cell table:formula="of:=&quot;font-size: &quot; &amp;TRUNC([.F8]/[.$E$2];5)&amp;&quot;em;&quot;" office:value-type="string" office:string-value="font-size: 1,21428em;">
            <text:p>font-size: 1,21428em;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&quot;font-size: &quot; &amp;[.$B$2]*[.C9]&amp;&quot;px;&quot;" office:value-type="string" office:string-value="font-size: 23,999994px;">
            <text:p>font-size: 23,999994px;</text:p>
          </table:table-cell>
          <table:table-cell/>
          <table:table-cell office:value-type="float" office:value="18">
            <text:p>18</text:p>
          </table:table-cell>
          <table:table-cell table:formula="of:=&quot;font-size: &quot; &amp;TRUNC([.F9]/[.$E$2];5)&amp;&quot;em;&quot;" office:value-type="string" office:string-value="font-size: 1,28571em;">
            <text:p>font-size: 1,28571em;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&quot;font-size: &quot; &amp;[.$B$2]*[.C10]&amp;&quot;px;&quot;" office:value-type="string" office:string-value="font-size: 25,333327px;">
            <text:p>font-size: 25,333327px;</text:p>
          </table:table-cell>
          <table:table-cell/>
          <table:table-cell office:value-type="float" office:value="19">
            <text:p>19</text:p>
          </table:table-cell>
          <table:table-cell table:formula="of:=&quot;font-size: &quot; &amp;TRUNC([.F10]/[.$E$2];5)&amp;&quot;em;&quot;" office:value-type="string" office:string-value="font-size: 1,35714em;">
            <text:p>font-size: 1,35714em;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&quot;font-size: &quot; &amp;[.$B$2]*[.C11]&amp;&quot;px;&quot;" office:value-type="string" office:string-value="font-size: 26,66666px;">
            <text:p>font-size: 26,66666px;</text:p>
          </table:table-cell>
          <table:table-cell/>
          <table:table-cell office:value-type="float" office:value="20">
            <text:p>20</text:p>
          </table:table-cell>
          <table:table-cell table:formula="of:=&quot;font-size: &quot; &amp;TRUNC([.F11]/[.$E$2];5)&amp;&quot;em;&quot;" office:value-type="string" office:string-value="font-size: 1,42857em;">
            <text:p>font-size: 1,42857em;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&quot;font-size: &quot; &amp;[.$B$2]*[.C12]&amp;&quot;px;&quot;" office:value-type="string" office:string-value="font-size: 27,999993px;">
            <text:p>font-size: 27,999993px;</text:p>
          </table:table-cell>
          <table:table-cell/>
          <table:table-cell office:value-type="float" office:value="21">
            <text:p>21</text:p>
          </table:table-cell>
          <table:table-cell table:formula="of:=&quot;font-size: &quot; &amp;TRUNC([.F12]/[.$E$2];5)&amp;&quot;em;&quot;" office:value-type="string" office:string-value="font-size: 1,5em;">
            <text:p>font-size: 1,5em;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&quot;font-size: &quot; &amp;[.$B$2]*[.C13]&amp;&quot;px;&quot;" office:value-type="string" office:string-value="font-size: 29,333326px;">
            <text:p>font-size: 29,333326px;</text:p>
          </table:table-cell>
          <table:table-cell/>
          <table:table-cell office:value-type="float" office:value="22">
            <text:p>22</text:p>
          </table:table-cell>
          <table:table-cell table:formula="of:=&quot;font-size: &quot; &amp;TRUNC([.F13]/[.$E$2];5)&amp;&quot;em;&quot;" office:value-type="string" office:string-value="font-size: 1,57142em;">
            <text:p>font-size: 1,57142em;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&quot;font-size: &quot; &amp;[.$B$2]*[.C14]&amp;&quot;px;&quot;" office:value-type="string" office:string-value="font-size: 30,666659px;">
            <text:p>font-size: 30,666659px;</text:p>
          </table:table-cell>
          <table:table-cell/>
          <table:table-cell office:value-type="float" office:value="23">
            <text:p>23</text:p>
          </table:table-cell>
          <table:table-cell table:formula="of:=&quot;font-size: &quot; &amp;TRUNC([.F14]/[.$E$2];5)&amp;&quot;em;&quot;" office:value-type="string" office:string-value="font-size: 1,64285em;">
            <text:p>font-size: 1,64285em;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&quot;font-size: &quot; &amp;[.$B$2]*[.C15]&amp;&quot;px;&quot;" office:value-type="string" office:string-value="font-size: 31,999992px;">
            <text:p>font-size: 31,999992px;</text:p>
          </table:table-cell>
          <table:table-cell/>
          <table:table-cell office:value-type="float" office:value="24">
            <text:p>24</text:p>
          </table:table-cell>
          <table:table-cell table:formula="of:=&quot;font-size: &quot; &amp;TRUNC([.F15]/[.$E$2];5)&amp;&quot;em;&quot;" office:value-type="string" office:string-value="font-size: 1,71428em;">
            <text:p>font-size: 1,71428em;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&quot;font-size: &quot; &amp;[.$B$2]*[.C16]&amp;&quot;px;&quot;" office:value-type="string" office:string-value="font-size: 33,333325px;">
            <text:p>font-size: 33,333325px;</text:p>
          </table:table-cell>
          <table:table-cell/>
          <table:table-cell office:value-type="float" office:value="25">
            <text:p>25</text:p>
          </table:table-cell>
          <table:table-cell table:formula="of:=&quot;font-size: &quot; &amp;TRUNC([.F16]/[.$E$2];5)&amp;&quot;em;&quot;" office:value-type="string" office:string-value="font-size: 1,78571em;">
            <text:p>font-size: 1,78571em;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&quot;font-size: &quot; &amp;[.$B$2]*[.C17]&amp;&quot;px;&quot;" office:value-type="string" office:string-value="font-size: 34,666658px;">
            <text:p>font-size: 34,666658px;</text:p>
          </table:table-cell>
          <table:table-cell/>
          <table:table-cell office:value-type="float" office:value="26">
            <text:p>26</text:p>
          </table:table-cell>
          <table:table-cell table:formula="of:=&quot;font-size: &quot; &amp;TRUNC([.F17]/[.$E$2];5)&amp;&quot;em;&quot;" office:value-type="string" office:string-value="font-size: 1,85714em;">
            <text:p>font-size: 1,85714em;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&quot;font-size: &quot; &amp;[.$B$2]*[.C18]&amp;&quot;px;&quot;" office:value-type="string" office:string-value="font-size: 35,999991px;">
            <text:p>font-size: 35,999991px;</text:p>
          </table:table-cell>
          <table:table-cell/>
          <table:table-cell office:value-type="float" office:value="27">
            <text:p>27</text:p>
          </table:table-cell>
          <table:table-cell table:formula="of:=&quot;font-size: &quot; &amp;TRUNC([.F18]/[.$E$2];5)&amp;&quot;em;&quot;" office:value-type="string" office:string-value="font-size: 1,92857em;">
            <text:p>font-size: 1,92857em;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&quot;font-size: &quot; &amp;[.$B$2]*[.C19]&amp;&quot;px;&quot;" office:value-type="string" office:string-value="font-size: 37,333324px;">
            <text:p>font-size: 37,333324px;</text:p>
          </table:table-cell>
          <table:table-cell/>
          <table:table-cell office:value-type="float" office:value="28">
            <text:p>28</text:p>
          </table:table-cell>
          <table:table-cell table:formula="of:=&quot;font-size: &quot; &amp;TRUNC([.F19]/[.$E$2];5)&amp;&quot;em;&quot;" office:value-type="string" office:string-value="font-size: 2em;">
            <text:p>font-size: 2em;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&quot;font-size: &quot; &amp;[.$B$2]*[.C20]&amp;&quot;px;&quot;" office:value-type="string" office:string-value="font-size: 38,666657px;">
            <text:p>font-size: 38,666657px;</text:p>
          </table:table-cell>
          <table:table-cell/>
          <table:table-cell office:value-type="float" office:value="29">
            <text:p>29</text:p>
          </table:table-cell>
          <table:table-cell table:formula="of:=&quot;font-size: &quot; &amp;TRUNC([.F20]/[.$E$2];5)&amp;&quot;em;&quot;" office:value-type="string" office:string-value="font-size: 2,07142em;">
            <text:p>font-size: 2,07142em;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&quot;font-size: &quot; &amp;[.$B$2]*[.C21]&amp;&quot;px;&quot;" office:value-type="string" office:string-value="font-size: 39,99999px;">
            <text:p>font-size: 39,99999px;</text:p>
          </table:table-cell>
          <table:table-cell/>
          <table:table-cell office:value-type="float" office:value="30">
            <text:p>30</text:p>
          </table:table-cell>
          <table:table-cell table:formula="of:=&quot;font-size: &quot; &amp;TRUNC([.F21]/[.$E$2];5)&amp;&quot;em;&quot;" office:value-type="string" office:string-value="font-size: 2,14285em;">
            <text:p>font-size: 2,14285em;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&quot;font-size: &quot; &amp;[.$B$2]*[.C22]&amp;&quot;px;&quot;" office:value-type="string" office:string-value="font-size: 41,333323px;">
            <text:p>font-size: 41,333323px;</text:p>
          </table:table-cell>
          <table:table-cell/>
          <table:table-cell office:value-type="float" office:value="31">
            <text:p>31</text:p>
          </table:table-cell>
          <table:table-cell table:formula="of:=&quot;font-size: &quot; &amp;TRUNC([.F22]/[.$E$2];5)&amp;&quot;em;&quot;" office:value-type="string" office:string-value="font-size: 2,21428em;">
            <text:p>font-size: 2,21428em;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&quot;font-size: &quot; &amp;[.$B$2]*[.C23]&amp;&quot;px;&quot;" office:value-type="string" office:string-value="font-size: 42,666656px;">
            <text:p>font-size: 42,666656px;</text:p>
          </table:table-cell>
          <table:table-cell/>
          <table:table-cell office:value-type="float" office:value="32">
            <text:p>32</text:p>
          </table:table-cell>
          <table:table-cell table:formula="of:=&quot;font-size: &quot; &amp;TRUNC([.F23]/[.$E$2];5)&amp;&quot;em;&quot;" office:value-type="string" office:string-value="font-size: 2,28571em;">
            <text:p>font-size: 2,28571em;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4-04-09T12:34:38</dc:date>
    <dc:creator>soaser </dc:creator>
    <meta:editing-duration>P6DT18H45M57S</meta:editing-duration>
    <meta:editing-cycles>87</meta:editing-cycles>
    <meta:generator>LibreOffice/3.5$Linux_x86 LibreOffice_project/350m1$Build-2</meta:generator>
    <meta:document-statistic meta:table-count="3" meta:cell-count="848" meta:object-count="0"/>
  </office:meta>
</office:document-meta>
</file>